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6f3" officeooo:paragraph-rsid="001bc6f3"/>
    </style:style>
    <style:style style:name="P2" style:family="paragraph" style:parent-style-name="Standard" style:list-style-name="L1">
      <style:text-properties officeooo:rsid="001bc6f3" officeooo:paragraph-rsid="001bc6f3"/>
    </style:style>
    <style:style style:name="P3" style:family="paragraph" style:parent-style-name="Standard" style:list-style-name="L1">
      <style:text-properties officeooo:rsid="001bc6f3" officeooo:paragraph-rsid="001d80ec"/>
    </style:style>
    <style:style style:name="P4" style:family="paragraph" style:parent-style-name="Standard" style:list-style-name="L1">
      <style:text-properties officeooo:rsid="001bc6f3" officeooo:paragraph-rsid="001f1928"/>
    </style:style>
    <style:style style:name="P5" style:family="paragraph" style:parent-style-name="Standard" style:list-style-name="L1">
      <style:text-properties officeooo:rsid="001d80ec" officeooo:paragraph-rsid="001d80ec"/>
    </style:style>
    <style:style style:name="P6" style:family="paragraph" style:parent-style-name="Standard" style:list-style-name="L1">
      <style:text-properties officeooo:rsid="001d80ec" officeooo:paragraph-rsid="001f1928"/>
    </style:style>
    <style:style style:name="P7" style:family="paragraph" style:parent-style-name="Standard" style:list-style-name="L1">
      <style:text-properties officeooo:rsid="001f1928" officeooo:paragraph-rsid="001f1928"/>
    </style:style>
    <style:style style:name="P8" style:family="paragraph" style:parent-style-name="Standard">
      <style:text-properties officeooo:rsid="001f1928" officeooo:paragraph-rsid="001f1928"/>
    </style:style>
    <style:style style:name="T1" style:family="text">
      <style:text-properties officeooo:rsid="001bc6f3"/>
    </style:style>
    <style:style style:name="T2" style:family="text">
      <style:text-properties officeooo:rsid="001f19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ry Mason <text:s text:c="32"/>Candidate Number: 3634 <text:s text:c="29"/>centre number: 22151</text:p>
      <text:p text:style-name="P1"/>
      <text:p text:style-name="P1"/>
      <text:p text:style-name="P1">1.4.<text:tab/> <text:s text:c="2"/>Section Appendix</text:p>
      <text:p text:style-name="P1"/>
      <text:p text:style-name="P1"><text:tab/> <text:s text:c="2"/>Questionnaire</text:p>
      <text:list xml:id="list391864835115561872" text:style-name="L1">
        <text:list-item>
          <text:p text:style-name="P2">A brief description of your job Title?, with some brief personal detail. If you want? <text:s text:c="43"/></text:p>
          <text:p text:style-name="P2"/>
          <text:p text:style-name="P2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text:p text:style-name="P2"/>
        </text:list-item>
        <text:list-item>
          <text:p text:style-name="P5">a brief description of what you do?: </text:p>
          <text:p text:style-name="P5"/>
          <text:p text:style-name="P3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text:p text:style-name="P3"><text:s/></text:p>
        </text:list-item>
        <text:list-item>
          <text:p text:style-name="P5">an explanation on what computer programs you currently use</text:p>
          <text:p text:style-name="P3"/>
          <text:p text:style-name="P5"><text:span text:style-name="T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 </text:p>
          <text:p text:style-name="P5"><text:s/></text:p>
        </text:list-item>
        <text:list-item>
          <text:p text:style-name="P5">are there any specific problems <text:span text:style-name="T2">with the system you use at the moment</text:span></text:p>
          <text:p text:style-name="P4"/>
          <text:p text:style-name="P6"><text:span text:style-name="T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 </text:p>
          <text:p text:style-name="P6"><text:s/></text:p>
        </text:list-item>
        <text:list-item>
          <text:p text:style-name="P7">do you have any specific objectives you want the system to have?</text:p>
          <text:p text:style-name="P4"/>
          <text:p text:style-name="P6"><text:span text:style-name="T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 </text:p>
          <text:p text:style-name="P7"><text:s/></text:p>
        </text:list-item>
        <text:list-item>
          <text:p text:style-name="P7">What is your personal knowledge regarding computers?</text:p>
          <text:p text:style-name="P4"/>
          <text:p text:style-name="P6"><text:span text:style-name="T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 </text:p>
          <text:p text:style-name="P7"><text:s/></text:p>
        </text:list-item>
      </text:list>
      <text:p text:style-name="P8"/>
      <text:p text:style-name="P8">The client confirms that this information is accurate: <text:s text:c="46"/>dat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13:29:29.927000000</meta:creation-date>
    <dc:date>2014-10-24T15:26:31.966000000</dc:date>
    <meta:editing-duration>PT41M40S</meta:editing-duration>
    <meta:editing-cycles>1</meta:editing-cycles>
    <meta:document-statistic meta:table-count="0" meta:image-count="0" meta:object-count="0" meta:page-count="1" meta:paragraph-count="21" meta:word-count="96" meta:character-count="3340" meta:non-whitespace-character-count="3097"/>
    <meta:generator>LibreOffice/4.3.1.2$Windows_x86 LibreOffice_project/958349dc3b25111dbca392fbc281a05559ef6848</meta:generator>
  </office:meta>
</office:document-meta>
</file>